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20k</text:p>
          </table:table-cell>
          <table:table-cell table:style-name="ce1" office:value-type="float" office:value="19.99" calcext:value-type="float">
            <text:p>19.99</text:p>
          </table:table-cell>
          <table:table-cell office:value-type="float" office:value="0.01" calcext:value-type="float">
            <text:p>0.01</text:p>
          </table:table-cell>
          <table:table-cell table:formula="of:=1000*[.C1]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m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z MH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1digit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Digit 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d 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6.973" calcext:value-type="float">
            <text:p>16.973</text:p>
          </table:table-cell>
          <table:table-cell table:formula="of:=([.C1]/[.C4])*100" office:value-type="float" office:value="0.0589171036351853" calcext:value-type="float">
            <text:p>0.0589171036</text:p>
          </table:table-cell>
          <table:table-cell table:formula="of:=0.8+[.D4]" office:value-type="float" office:value="0.858917103635185" calcext:value-type="float">
            <text:p>0.8589171036</text:p>
          </table:table-cell>
          <table:table-cell table:formula="of:=([.E4]/100)*[.C4]" office:value-type="float" office:value="0.145784" calcext:value-type="float">
            <text:p>0.145784</text:p>
          </table:table-cell>
          <table:table-cell table:formula="of:=1000*[.F4]" office:value-type="float" office:value="145.784" calcext:value-type="float">
            <text:p>145.7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8.486" calcext:value-type="float">
            <text:p>8.486</text:p>
          </table:table-cell>
          <table:table-cell table:formula="of:=([.C1]/[.C5])*100" office:value-type="float" office:value="0.117841150129625" calcext:value-type="float">
            <text:p>0.1178411501</text:p>
          </table:table-cell>
          <table:table-cell table:formula="of:=0.8+[.D5]" office:value-type="float" office:value="0.917841150129625" calcext:value-type="float">
            <text:p>0.9178411501</text:p>
          </table:table-cell>
          <table:table-cell table:formula="of:=([.E5]/100)*[.C5]" office:value-type="float" office:value="0.077888" calcext:value-type="float">
            <text:p>0.077888</text:p>
          </table:table-cell>
          <table:table-cell table:formula="of:=1000*[.F5]" office:value-type="float" office:value="77.888" calcext:value-type="float">
            <text:p>77.88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number-columns-repeated="5"/>
          <table:table-cell office:value-type="float" office:value="4.6" calcext:value-type="float">
            <text:p>4.6</text:p>
          </table:table-cell>
          <table:table-cell office:value-type="string" calcext:value-type="string">
            <text:p>překmit</text:p>
          </table:table-cell>
          <table:table-cell/>
        </table:table-row>
        <table:table-row table:style-name="ro3">
          <table:table-cell table:number-columns-repeated="5"/>
          <table:table-cell office:value-type="float" office:value="10.6" calcext:value-type="float">
            <text:p>10.6</text:p>
          </table:table-cell>
          <table:table-cell office:value-type="string" calcext:value-type="string">
            <text:p>Upp</text:p>
          </table:table-cell>
          <table:table-cell/>
        </table:table-row>
        <table:table-row table:style-name="ro3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Umin</text:p>
          </table:table-cell>
          <table:table-cell/>
        </table:table-row>
        <table:table-row table:style-name="ro3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Umax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digit</text:p>
          </table:table-cell>
        </table:table-row>
        <table:table-row table:style-name="ro3">
          <table:table-cell office:value-type="string" calcext:value-type="string">
            <text:p>pm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z MH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5digit</text:p>
          </table:table-cell>
          <table:table-cell office:value-type="string" calcext:value-type="string">
            <text:p>4 a pul</text:p>
          </table:table-cell>
          <table:table-cell office:value-type="float" office:value="1.9999" calcext:value-type="float">
            <text:p>1.999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Digit %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s p</text:p>
          </table:table-cell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office:value-type="float" office:value="6.989" calcext:value-type="float">
            <text:p>6.989</text:p>
          </table:table-cell>
          <table:table-cell office:value-type="string" calcext:value-type="string">
            <text:p>nF</text:p>
          </table:table-cell>
          <table:table-cell table:formula="of:=(5*[.H15]/[.C17])*100" office:value-type="float" office:value="0.0715409929889827" calcext:value-type="float">
            <text:p>0.071540993</text:p>
          </table:table-cell>
          <table:table-cell table:formula="of:=0.1+[.E17]" office:value-type="float" office:value="0.171540992988983" calcext:value-type="float">
            <text:p>0.171540993</text:p>
          </table:table-cell>
          <table:table-cell table:formula="of:=([.F17]/100)*[.C17]" office:value-type="float" office:value="0.011989" calcext:value-type="float">
            <text:p>0.011989</text:p>
          </table:table-cell>
          <table:table-cell table:formula="of:=1000*[.G17]" office:value-type="float" office:value="11.989" calcext:value-type="float">
            <text:p>11.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00:43:17.292201450</meta:creation-date>
    <dc:date>2014-03-24T00:59:44.548950885</dc:date>
    <meta:editing-duration>P0D</meta:editing-duration>
    <meta:editing-cycles>1</meta:editing-cycles>
    <meta:document-statistic meta:table-count="1" meta:cell-count="53" meta:object-count="0"/>
    <meta:generator>LibreOffice/4.1.5.3$Linux_X86_64 LibreOffice_project/410m0$Build-3</meta:generator>
  </office:meta>
</office:document-meta>
</file>